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master-page-name="">
      <loext:graphic-properties draw:fill="none"/>
      <style:paragraph-properties fo:line-height="150%" fo:text-align="justify" style:justify-single-word="false" style:page-number="auto" fo:background-color="transparent" style:shadow="none"/>
      <style:text-properties style:font-name="arial" officeooo:rsid="0003fbf2" officeooo:paragraph-rsid="0003fbf2"/>
    </style:style>
    <style:style style:name="P2" style:family="paragraph" style:parent-style-name="Standard">
      <loext:graphic-properties draw:fill="none"/>
      <style:paragraph-properties fo:line-height="150%" fo:text-align="justify" style:justify-single-word="false" fo:background-color="transparent" style:shadow="none"/>
      <style:text-properties style:font-name="arial" officeooo:rsid="0003fbf2" officeooo:paragraph-rsid="0003fbf2"/>
    </style:style>
    <style:style style:name="P3" style:family="paragraph" style:parent-style-name="Standard">
      <loext:graphic-properties draw:fill="none"/>
      <style:paragraph-properties fo:line-height="150%" fo:text-align="justify" style:justify-single-word="false" fo:background-color="transparent" style:shadow="none"/>
      <style:text-properties style:font-name="arial" officeooo:rsid="0008733c" officeooo:paragraph-rsid="0008733c"/>
    </style:style>
    <style:style style:name="P4" style:family="paragraph" style:parent-style-name="Standard">
      <loext:graphic-properties draw:fill="none"/>
      <style:paragraph-properties fo:line-height="150%" fo:text-align="justify" style:justify-single-word="false" fo:background-color="transparent" style:shadow="none"/>
      <style:text-properties style:font-name="arial" officeooo:rsid="000a3911" officeooo:paragraph-rsid="000a3911"/>
    </style:style>
    <style:style style:name="P5" style:family="paragraph" style:parent-style-name="Standard">
      <loext:graphic-properties draw:fill="none"/>
      <style:paragraph-properties fo:line-height="150%" fo:text-align="justify" style:justify-single-word="false" fo:background-color="transparent" style:shadow="none"/>
      <style:text-properties style:font-name="arial" officeooo:rsid="000c31b9" officeooo:paragraph-rsid="000c31b9"/>
    </style:style>
    <style:style style:name="P6" style:family="paragraph" style:parent-style-name="Standard">
      <loext:graphic-properties draw:fill="none"/>
      <style:paragraph-properties fo:line-height="150%" fo:text-align="justify" style:justify-single-word="false" fo:background-color="transparent" style:shadow="none"/>
      <style:text-properties style:font-name="arial" officeooo:rsid="000d2312" officeooo:paragraph-rsid="000d2312"/>
    </style:style>
    <style:style style:name="P7" style:family="paragraph" style:parent-style-name="Standard">
      <loext:graphic-properties draw:fill="none"/>
      <style:paragraph-properties fo:line-height="150%" fo:text-align="justify" style:justify-single-word="false" fo:background-color="transparent" style:shadow="none"/>
      <style:text-properties style:font-name="arial" officeooo:rsid="000dac85" officeooo:paragraph-rsid="000dac85"/>
    </style:style>
    <style:style style:name="T1" style:family="text">
      <style:text-properties officeooo:rsid="0005ec3b"/>
    </style:style>
    <style:style style:name="T2" style:family="text">
      <style:text-properties officeooo:rsid="000813d1"/>
    </style:style>
    <style:style style:name="T3" style:family="text">
      <style:text-properties officeooo:rsid="000a0a72"/>
    </style:style>
    <style:style style:name="T4" style:family="text">
      <style:text-properties officeooo:rsid="000bad9a"/>
    </style:style>
    <style:style style:name="T5" style:family="text">
      <style:text-properties officeooo:rsid="000d2312"/>
    </style:style>
    <style:style style:name="T6" style:family="text">
      <style:text-properties officeooo:rsid="000dac85"/>
    </style:style>
    <style:style style:name="T7" style:family="text">
      <style:text-properties officeooo:rsid="000e7796"/>
    </style:style>
    <style:style style:name="T8" style:family="text">
      <style:text-properties officeooo:rsid="0010502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EIRANO, Mariza G. S. A Antropologia como Ciência Social no Brasil. Etnografica, Vol (2), 2000.</text:p>
      <text:p text:style-name="P2"/>
      <text:p text:style-name="P2">“(…) para se constituir como antropologia nesse contexto [Brasil das décadas de 60 e 70 e costela da sociologia], foi necessário manter e desenvolver um estilo sui generis de ciência social, no qual uma dimensão de alteridade assumisse a dupla função de produzir uma antropologia no Brasil e do Brasil.”</text:p>
      <text:p text:style-name="P2"/>
      <text:p text:style-name="P2">“<text:span text:style-name="T1">Em termos de antropologia que se tornou legítima no Brasil, há, portanto, pelo menos dois tipos de manifestação a considerar: até os anos 60, pelo rótulo de antropologia entendia-se de forma dominante(se não exclusiva) o estudo hoje considerado canônico ou clássico de sociedades tribais ou primitivas, como era comum nos grandes centros europeus e norte-americanos.(…) Depois da fundação dos programas de pós-graduação nas décadas de 60/70, à (nova) antropoologia cabia enfrentar o mesmo desafio colocado na época aos sociológos: “analisar, compreender e, assim, transformar a sociedade brasileira” (Costa Ponto e Carneiro). Tratava-se de uma empreendimento sociais e explicitamente “interessado”, no sentido weberiano.”</text:span></text:p>
      <text:p text:style-name="P2"/>
      <text:p text:style-name="P2">“(…<text:span text:style-name="T2">) a passagem de um contexto a outro não descontínua e tampouco excludente.(…) A versão da qual somos descendentes inclui a anterior e a circunscreve.(…) Trata-se, portanto, não de ruptura mas englobamento.(…) O momento de transição(…) quando as áreas estavam pouco definidas, foi dominado por certa ambivalência”</text:span></text:p>
      <text:p text:style-name="P2"/>
      <text:p text:style-name="P3">4 pontos gerais</text:p>
      <text:p text:style-name="P3">“<text:span text:style-name="T3">Em primeiro lugar, em diversos momentos, um mesmo nome – antropologia, por exemplo – não designa necessariamente o mesmo fenômeno.”</text:span></text:p>
      <text:p text:style-name="P3">“<text:span text:style-name="T3">Em segundo lugar, não é possível falar do desenvolvimento de uma disciplina sem seu contexto”</text:span></text:p>
      <text:p text:style-name="P3">“<text:span text:style-name="T3">Em terceiro lugar, determinado saber não é desenvolvido apenas pelos especialistas da área – isto é, não-antropólogos podem fazer antropologia.”</text:span></text:p>
      <text:p text:style-name="P3">“<text:span text:style-name="T3">Finalmente, uma disciplina acadêmica revela sua possível configuração no diálogo com as ideias e os valores dominantes de uma sociedade.”</text:span></text:p>
      <text:p text:style-name="P4"><text:soft-page-break/>As Ciências Sociais no Brasil “aderindo, por um lado, ao preceito universalista da ciência e, por outro, ao comprometimento social em termos locais, a disciplina que hoje se desenvolve no país i) partilha os ideais que definem a antropologia desde o século passado, relativos à unidade da humanidade; ii) reconhece a especificidade de qualquer de suas formas sociais; e iii) não menos, seus praticantes veem-se (…) como cidadãos comprometidos em termos sociais.”</text:p>
      <text:p text:style-name="P4"/>
      <text:p text:style-name="P4">“(…) reconhecido a tendência dominante de os antropólogos brasileiros realizarem pesquisa no próprio país.(…) estudantes de pós-graduação (…) geralmente se perguntam com quem e onde farão sua pesquisa de campos, mas dentro de limites ideológicos (quando não estritamente territoriais) brasileiros. Isto é, antropólogos brasileiros não andam à procura do exótico”</text:p>
      <text:p text:style-name="P3"/>
      <text:p text:style-name="P3">“<text:span text:style-name="T4">O fato de a antropologia em geral não ultrapassar fronteiras geográficas no Brasil, mas, ao mesmo tempo, diferenciar-se das demais ciências sociais pela dimensão intrínseca do estudo da alteridade, produz um caso experimental para se testar a associação entre antropologia e exotismo(…) Como uma noção radical de alteridade não é fundamental, podemos imaginar que o exotismo, vigente em outras latitudes até recentemente, é apenas a referência distante. Ao se aculturar no país, o exotismo assumiu sua faceta de diferença”</text:span></text:p>
      <text:p text:style-name="P3"/>
      <text:p text:style-name="P3"><text:span text:style-name="T4">Se </text:span>“ <text:span text:style-name="T4">categorias de alteridade são contextuais mesmo para antropólogos, é possível identificar quatro tipos ideais para a comunidade de especialistas brasileiros, representados por graus diferentes de alteridade”</text:span></text:p>
      <text:p text:style-name="P5"/>
      <text:p text:style-name="P5">Alteridade Radical: “Duas situações definem a alteridade (mais) radical no Brasil. A primeira pode ser ilustrada pelo estudo de populações indígenas, constituindo-se este o exotismo viável ou possível em termos locais(...)De outro, antropólogos que se dedicam a situar grupos indígenas no corpus etnológico sul-americano, isto é, para além das fronteiras nacionais, veem-se compelidos, por exemplo, a participar da política governamental na questão da demarcação das terras indígenas.”</text:p>
      <text:p text:style-name="P5"/>
      <text:p text:style-name="P5">Contato com a Alteridade: “(…) o estudo interétnico constitui talvez a contribuição mais original da antropologia feita no país.(…<text:span text:style-name="T5">) A preocupação com o contato, tendo </text:span><text:soft-page-break/><text:span text:style-name="T5">incluído as fronteiras de expansão, tornou legítimos, na antropologia, os temas relacionados ao colonialismo interno, que por sua vez abriu espaço para o importante tema do campesinato no Brasil.</text:span></text:p>
      <text:p text:style-name="P5"/>
      <text:p text:style-name="P6">A <text:span text:style-name="T6">A</text:span>lteridade em <text:span text:style-name="T6">C</text:span>asa: “Se os antropólogos europeus e norte-americanos se dão conta de que devem trazer a antropologia “para casa”, muito antes, no Brasil, a alteridade já era descoberta por perto. <text:span text:style-name="T6">Os trabalhos são inúmeros e, curiosamente, é frequente que o caminho se faça pela via da teoria.(…) Na medida em que o aspecto da diferença é enfatizado, os estudos são vistos como mais antropológicos do que sociológicos.”</text:span></text:p>
      <text:p text:style-name="P6"/>
      <text:p text:style-name="P7">O Nós Radical: “(…) dos anos 80 em diante antropólogos desenvolveram vários estudos que focalizam as próprias ciências sociais como forma de manifestação da modernidade.(…) Essa linha de estudos focaliza temas abrangentes relacionados com as tradições intelectuais ocidentais mas, os resultados sendo publicados principalmente em português, eles não atingem as audiências que poderiam dar um retorno intelectual produtivo.(…) Como a interlocução principal tem sido interna (isto é, a disputa se dá na ausência dos autores inspiradores ou criticados), há um forte indício de que esses trabalhos preenchem uma função performática de ligar os antropólogos brasileiros ao mundo maior, enquanto se mantém o diálogo estrito à comunidade de cientistas sociais locais.”</text:p>
      <text:p text:style-name="P7"/>
      <text:p text:style-name="P7">“<text:span text:style-name="T7">O isolamento relativo da língua portuguesa tem uma afinidade com o papel político do cientista social no Brasil, chamado a participar de valores e responsabilidades de construção nacional. Este fato talvez explique (i) porque nossa alteridade é encontrada dentro dos limites (ideológicos e morais, traduzidos como territoriais) do país – o Brasil é ímã ideológico e forma moral –, (ii) mas, paradoxalmente, quando procuramos essa alteridade, muitas vezes acabamos por encontrar uma suposta ( e talvez, de forma inconsciente, desejável) “singularidade brasileira” .”</text:span></text:p>
      <text:p text:style-name="P7"/>
      <text:p text:style-name="P7">“<text:span text:style-name="T7">é a diferença – social, cultural, religiosa, de gênero, etc. –, mais que o exotismo, que chama a atenção dos antropólogos brasileiros quando estes procuram a alteridade”</text:span></text:p>
      <text:p text:style-name="P7"/>
      <text:p text:style-name="P7"><text:soft-page-break/>“<text:span text:style-name="T7">embora a dimensão política esteja presente em qualquer contexto onde uma ciência social se desenvolva, no Brasil ela é direcionada para um ideário, às vezes mais próximo, às vezes mais remoto, de construção nacional”</text:span></text:p>
      <text:p text:style-name="P7"/>
      <text:p text:style-name="P7">“<text:span text:style-name="T8">parte do ocidente, mas não falando uma língua internacional, a dimensão teórica assume um papel fundamental como o caminho nobre para a modernidade. No Brasil, a dimensão política da teoria é um aspecto familiar e, com frequência, objetos de estudo decorrem de escolhas que são, na verdade, simultaneamente teóricas e políticas.”</text:span></text:p>
      <text:p text:style-name="P7"/>
      <text:p text:style-name="P7">“<text:span text:style-name="T8">Este é o projeto de uma ciência social que se define como eterna construção e superação de si mesma. Ele depende tanto do domínio seguro das teorias clássicas e contemporâneas quanto da etnografia acurada e impecáve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2cm" fo:margin-left="3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0T16:00:00.330119100</meta:creation-date>
    <dc:title>ABNT - Arial</dc:title>
    <meta:editing-duration>PT18M57S</meta:editing-duration>
    <meta:editing-cycles>5</meta:editing-cycles>
    <meta:generator>LibreOffice/6.0.7.3$Linux_X86_64 LibreOffice_project/00m0$Build-3</meta:generator>
    <dc:date>2020-04-10T20:53:20.030395272</dc:date>
    <meta:document-statistic meta:table-count="0" meta:image-count="0" meta:object-count="0" meta:page-count="4" meta:paragraph-count="22" meta:word-count="1047" meta:character-count="7046" meta:non-whitespace-character-count="6016"/>
    <meta:template xlink:type="simple" xlink:actuate="onRequest" xlink:title="ABNT - Arial" xlink:href="../../../../../.config/libreoffice/4/user/template/ABNT%20-%20Arial.ott" meta:date="2020-04-10T15:59:59.049135805"/>
  </office:meta>
</office:document-meta>
</file>